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409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8138in"/>
    </style:style>
    <style:style style:name="co4" style:family="table-column">
      <style:table-column-properties fo:break-before="auto" style:column-width="0.2646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0.36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x2x4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number-columns-repeated="8" table:default-cell-style-name="Default"/>
        <table:table-column table:style-name="co5" table:number-columns-repeated="4" table:default-cell-style-name="Default"/>
        <table:table-column table:style-name="co6" table:number-columns-repeated="4" table:default-cell-style-name="Default"/>
        <table:table-column table:style-name="co7" table:number-columns-repeated="4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lambdaA1</text:p>
          </table:table-cell>
          <table:table-cell office:value-type="string">
            <text:p>lambdaA2</text:p>
          </table:table-cell>
          <table:table-cell office:value-type="string">
            <text:p>lambdaB1</text:p>
          </table:table-cell>
          <table:table-cell office:value-type="string">
            <text:p>lambdaB2</text:p>
          </table:table-cell>
          <table:table-cell office:value-type="string">
            <text:p>lambdaAB1</text:p>
          </table:table-cell>
          <table:table-cell office:value-type="string">
            <text:p>lambdaAB2</text:p>
          </table:table-cell>
          <table:table-cell office:value-type="string">
            <text:p>lambdaAB3</text:p>
          </table:table-cell>
          <table:table-cell office:value-type="string">
            <text:p>lambdaAB4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T(1;1)</text:p>
          </table:table-cell>
          <table:table-cell office:value-type="string">
            <text:p>T(1;2)</text:p>
          </table:table-cell>
          <table:table-cell office:value-type="string">
            <text:p>T(2;1)</text:p>
          </table:table-cell>
          <table:table-cell office:value-type="string">
            <text:p>T(2;2)</text:p>
          </table:table-cell>
          <table:table-cell office:value-type="string">
            <text:p>u(1)</text:p>
          </table:table-cell>
          <table:table-cell office:value-type="string">
            <text:p>u(2)</text:p>
          </table:table-cell>
          <table:table-cell office:value-type="string">
            <text:p>v(1)</text:p>
          </table:table-cell>
          <table:table-cell office:value-type="string">
            <text:p>v(2)</text:p>
          </table:table-cell>
          <table:table-cell office:value-type="string">
            <text:p>w(1)</text:p>
          </table:table-cell>
          <table:table-cell office:value-type="string">
            <text:p>w(2)</text:p>
          </table:table-cell>
          <table:table-cell office:value-type="string">
            <text:p>w(3)</text:p>
          </table:table-cell>
          <table:table-cell office:value-type="string">
            <text:p>w(4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</table:table>
      <table:table table:name="2x2x4 by perm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number-columns-repeated="8" table:default-cell-style-name="Default"/>
        <table:table-column table:style-name="co5" table:number-columns-repeated="4" table:default-cell-style-name="Default"/>
        <table:table-column table:style-name="co6" table:number-columns-repeated="4" table:default-cell-style-name="Default"/>
        <table:table-column table:style-name="co7" table:number-columns-repeated="4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lambdaA1</text:p>
          </table:table-cell>
          <table:table-cell office:value-type="string">
            <text:p>lambdaA2</text:p>
          </table:table-cell>
          <table:table-cell office:value-type="string">
            <text:p>lambdaB1</text:p>
          </table:table-cell>
          <table:table-cell office:value-type="string">
            <text:p>lambdaB2</text:p>
          </table:table-cell>
          <table:table-cell office:value-type="string">
            <text:p>lambdaAB1</text:p>
          </table:table-cell>
          <table:table-cell office:value-type="string">
            <text:p>lambdaAB2</text:p>
          </table:table-cell>
          <table:table-cell office:value-type="string">
            <text:p>lambdaAB3</text:p>
          </table:table-cell>
          <table:table-cell office:value-type="string">
            <text:p>lambdaAB4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T(1;1)</text:p>
          </table:table-cell>
          <table:table-cell office:value-type="string">
            <text:p>T(1;2)</text:p>
          </table:table-cell>
          <table:table-cell office:value-type="string">
            <text:p>T(2;1)</text:p>
          </table:table-cell>
          <table:table-cell office:value-type="string">
            <text:p>T(2;2)</text:p>
          </table:table-cell>
          <table:table-cell office:value-type="string">
            <text:p>u(1)</text:p>
          </table:table-cell>
          <table:table-cell office:value-type="string">
            <text:p>u(2)</text:p>
          </table:table-cell>
          <table:table-cell office:value-type="string">
            <text:p>v(1)</text:p>
          </table:table-cell>
          <table:table-cell office:value-type="string">
            <text:p>v(2)</text:p>
          </table:table-cell>
          <table:table-cell office:value-type="string">
            <text:p>w(1)</text:p>
          </table:table-cell>
          <table:table-cell office:value-type="string">
            <text:p>w(2)</text:p>
          </table:table-cell>
          <table:table-cell office:value-type="string">
            <text:p>w(3)</text:p>
          </table:table-cell>
          <table:table-cell office:value-type="string">
            <text:p>w(4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 table:number-rows-repeated="104853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2x2x4 by cubicl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number-columns-repeated="8" table:default-cell-style-name="Default"/>
        <table:table-column table:style-name="co5" table:number-columns-repeated="4" table:default-cell-style-name="Default"/>
        <table:table-column table:style-name="co6" table:number-columns-repeated="4" table:default-cell-style-name="Default"/>
        <table:table-column table:style-name="co7" table:number-columns-repeated="4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lambdaA1</text:p>
          </table:table-cell>
          <table:table-cell office:value-type="string">
            <text:p>lambdaA2</text:p>
          </table:table-cell>
          <table:table-cell office:value-type="string">
            <text:p>lambdaB1</text:p>
          </table:table-cell>
          <table:table-cell office:value-type="string">
            <text:p>lambdaB2</text:p>
          </table:table-cell>
          <table:table-cell office:value-type="string">
            <text:p>lambdaAB1</text:p>
          </table:table-cell>
          <table:table-cell office:value-type="string">
            <text:p>lambdaAB2</text:p>
          </table:table-cell>
          <table:table-cell office:value-type="string">
            <text:p>lambdaAB3</text:p>
          </table:table-cell>
          <table:table-cell office:value-type="string">
            <text:p>lambdaAB4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T(1;1)</text:p>
          </table:table-cell>
          <table:table-cell office:value-type="string">
            <text:p>T(1;2)</text:p>
          </table:table-cell>
          <table:table-cell office:value-type="string">
            <text:p>T(2;1)</text:p>
          </table:table-cell>
          <table:table-cell office:value-type="string">
            <text:p>T(2;2)</text:p>
          </table:table-cell>
          <table:table-cell office:value-type="string">
            <text:p>u(1)</text:p>
          </table:table-cell>
          <table:table-cell office:value-type="string">
            <text:p>u(2)</text:p>
          </table:table-cell>
          <table:table-cell office:value-type="string">
            <text:p>v(1)</text:p>
          </table:table-cell>
          <table:table-cell office:value-type="string">
            <text:p>v(2)</text:p>
          </table:table-cell>
          <table:table-cell office:value-type="string">
            <text:p>w(1)</text:p>
          </table:table-cell>
          <table:table-cell office:value-type="string">
            <text:p>w(2)</text:p>
          </table:table-cell>
          <table:table-cell office:value-type="string">
            <text:p>w(3)</text:p>
          </table:table-cell>
          <table:table-cell office:value-type="string">
            <text:p>w(4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</table:table>
      <table:named-expressions/>
      <table:database-ranges>
        <table:database-range table:name="__Anonymous_Sheet_DB__0" table:target-range-address="2x2x4.A18:2x2x4.AMJ30" table:contains-header="false">
          <table:sort>
            <table:sort-by table:field-number="17" table:data-type="automatic"/>
            <table:sort-by table:field-number="18" table:data-type="automatic"/>
          </table:sort>
        </table:database-range>
        <table:database-range table:name="__Anonymous_Sheet_DB__1" table:target-range-address="'2x2x4 by perm'.A2:'2x2x4 by perm'.AMJ40" table:contains-header="false">
          <table:sort>
            <table:sort-by table:field-number="21" table:data-type="automatic"/>
            <table:sort-by table:field-number="23" table:data-type="automatic"/>
            <table:sort-by table:field-number="25" table:data-type="automatic"/>
          </table:sort>
        </table:database-range>
        <table:database-range table:name="__Anonymous_Sheet_DB__2" table:target-range-address="'2x2x4 by cubicle'.A18:'2x2x4 by cubicle'.AMJ30" table:contains-header="false">
          <table:sort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05-30T15:02:19</meta:creation-date>
    <dc:date>2014-05-30T15:16:14</dc:date>
    <dc:creator>user </dc:creator>
    <meta:editing-duration>PT12M53S</meta:editing-duration>
    <meta:editing-cycles>2</meta:editing-cycles>
    <meta:generator>LibreOffice/4.0.2.2$Linux_x86 LibreOffice_project/400m0$Build-2</meta:generator>
    <meta:document-statistic meta:table-count="3" meta:cell-count="2871" meta:object-count="0"/>
  </office:meta>
</office:document-meta>
</file>